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 style:master-page-name="MP0">
      <style:paragraph-properties fo:line-height="150%" fo:text-align="justify" style:justify-single-word="false" style:page-number="auto" fo:break-before="pag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Fuente_20_de_20_párrafo_20_predeter."><text:span text:style-name="T1">LDAP (</text:span></text:span><text:span text:style-name="Strong_20_Emphasis"><text:span text:style-name="T2">Lightweight Directory Access Protocol) es un protocolo de internet que usan los correos electrónicos y otros programas para obtener información de un servidor. Fue diseñado en la universidad de Michigan para adaptar un complejo sistema de ficheros de una empresa al internet moderno.</text:span></text:span></text:p>
      <text:p text:style-name="P1"/>
      <text:p text:style-name="P3"><text:span text:style-name="Strong_20_Emphasis"><text:span text:style-name="T2">LDAP no está limitado por la información de contactos o incluso la información sobre personas. LDAP se usa para mirar certificados de encriptación y otros servicios en la red para proveer un único inicio de sesión donde una contraseña puede usarse para varios servicios. LDAP es apropiado para cualquier información organizada en directorios debido a que las búsquedas rápidas y las bajas frecuencias son la norma.</text:span></text:span></text:p>
      <text:p text:style-name="P1"/>
      <text:p text:style-name="P3"><text:span text:style-name="Strong_20_Emphasis"><text:span text:style-name="T2">Los servidores con LDAP funcionan indexando toda la información en sus entradas y filtra la información que puede usar para seleccionar justo la persona o grupo de personas que deseas.</text:span></text:span></text:p>
      <text:p text:style-name="P1"/>
      <text:p text:style-name="P3"><text:span text:style-name="Strong_20_Emphasis"><text:span text:style-name="T2">Un ejemplo sería en lenguaje cotidiano: “Busca las personas que viven en Jaén que se llamen Rodolfo y que tengan un correo electrónico”. De esas personas devuélvame sus apellidos y su teléfono.</text:span></text:span></text:p>
      <text:p text:style-name="P1"/>
      <text:p text:style-name="P3"><text:span text:style-name="Strong_20_Emphasis"><text:span text:style-name="T2">Como protocolo, LDAP no define como los programas trabajan en el lado del servidor o el lado del cliente. Define el lenguaje usado por los programas clientes para “hablar” con servidores o servidores con servidores.</text:span></text:span></text:p>
      <text:p text:style-name="P1"/>
      <text:p text:style-name="P3"><text:span text:style-name="Strong_20_Emphasis"><text:span text:style-name="T2">LDAP también define permisos fijado por el administrado para solo permitir la entrada a ciertas personas a la base de datos de LDAP que puede tener datos privados y esquemas, una manera formal de describir atributos de datos en el servidor.</text:span></text:span></text:p>
      <text:p text:style-name="P1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04T20:37:00Z</meta:creation-date>
    <dc:date>2019-03-05T16:15:03.936276489</dc:date>
    <meta:editing-cycles>4</meta:editing-cycles>
    <meta:editing-duration>PT22M19S</meta:editing-duration>
    <meta:document-statistic meta:table-count="0" meta:image-count="0" meta:object-count="0" meta:page-count="1" meta:paragraph-count="6" meta:word-count="248" meta:character-count="1535" meta:non-whitespace-character-count="1293"/>
    <meta:template xlink:type="simple" xlink:actuate="onRequest" xlink:title="" xlink:href="Normal.dotm"/>
  </office:meta>
</office:document-meta>
</file>